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5" style:family="paragraph">
      <style:text-properties fo:color="#ffffff" fo:font-size="11pt" style:font-size-asian="11pt" style:font-size-complex="11pt"/>
    </style:style>
    <style:style style:name="P6" style:family="paragraph">
      <style:text-properties fo:color="#000000" fo:font-size="11pt" style:font-size-asian="11pt" style:font-size-complex="11pt"/>
    </style:style>
    <style:style style:name="P7" style:family="paragraph">
      <style:text-properties fo:color="#000000"/>
    </style:style>
    <style:style style:name="P8" style:family="paragraph">
      <style:text-properties fo:color="#ff3333"/>
    </style:style>
    <style:style style:name="P9" style:family="paragraph">
      <style:text-properties fo:color="#ff3333" fo:font-size="11pt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3" style:family="text">
      <style:text-properties fo:color="#ffffff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4" style:family="text">
      <style:text-properties fo:color="#ffffff" fo:font-size="11pt" style:font-size-asian="11pt" style:font-size-complex="11pt"/>
    </style:style>
    <style:style style:name="T5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6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7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8" style:family="text">
      <style:text-properties fo:color="#ff3333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72cm" svg:height="1.047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2.198cm">
          <draw:text-box>
            <text:p>Y</text:p>
          </draw:text-box>
        </draw:frame>
        <draw:frame draw:style-name="gr3" draw:text-style-name="P2" draw:layer="layout" svg:width="0.934cm" svg:height="1.047cm" svg:x="10.466cm" svg:y="9.041cm">
          <draw:text-box>
            <text:p text:style-name="P2"><text:span text:style-name="T1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4" draw:layer="layout" svg:width="14.84cm" svg:height="0.928cm" svg:x="1.902cm" svg:y="16.522cm">
          <draw:text-box>
            <text:p text:style-name="P3"><text:span text:style-name="T2">(YZ) <text:s text:c="2"/>% N = (Y </text:span><text:span text:style-name="T3">∙</text:span><text:span text:style-name="T2"> 10 <text:s text:c="2"/>+ Z) % N = M </text:span><text:span text:style-name="T3">∙</text:span><text:span text:style-name="T2"> (10 <text:s text:c="2"/>%N) + Z%N</text:span></text:p>
          </draw:text-box>
        </draw:frame>
        <draw:frame draw:style-name="gr5" draw:text-style-name="P5" draw:layer="layout" svg:width="0.934cm" svg:height="0.92cm" svg:x="2.982cm" svg:y="16.997cm">
          <draw:text-box>
            <text:p text:style-name="P3"><text:span text:style-name="T4">10</text:span></text:p>
          </draw:text-box>
        </draw:frame>
        <draw:frame draw:style-name="gr5" draw:text-style-name="P5" draw:layer="layout" svg:width="0.942cm" svg:height="0.92cm" svg:x="7.145cm" svg:y="16.288cm">
          <draw:text-box>
            <text:p text:style-name="P3"><text:span text:style-name="T4">|Z|</text:span></text:p>
          </draw:text-box>
        </draw:frame>
        <draw:frame draw:style-name="gr5" draw:text-style-name="P5" draw:layer="layout" svg:width="0.942cm" svg:height="0.92cm" svg:x="12.532cm" svg:y="16.291cm">
          <draw:text-box>
            <text:p text:style-name="P3"><text:span text:style-name="T4">|Z|</text:span></text:p>
          </draw:text-box>
        </draw:frame>
        <draw:frame draw:style-name="gr3" draw:text-style-name="P4" draw:layer="layout" svg:width="14.853cm" svg:height="0.928cm" svg:x="1.903cm" svg:y="14.823cm">
          <draw:text-box>
            <text:p><text:span text:style-name="T5">(XZ) <text:s text:c="2"/>% N = (X </text:span><text:span text:style-name="T6">∙</text:span><text:span text:style-name="T5"> 10 <text:s text:c="2"/>+ Z) % N = </text:span><text:span text:style-name="T7">M </text:span><text:span text:style-name="T8">∙</text:span><text:span text:style-name="T7"> (10 <text:s text:c="2"/>%N) + Z%N</text:span></text:p>
          </draw:text-box>
        </draw:frame>
        <draw:frame draw:style-name="gr5" draw:text-style-name="P6" draw:layer="layout" svg:width="0.934cm" svg:height="0.92cm" svg:x="2.983cm" svg:y="15.298cm">
          <draw:text-box>
            <text:p><text:span text:style-name="T9">10</text:span></text:p>
          </draw:text-box>
        </draw:frame>
        <draw:frame draw:style-name="gr5" draw:text-style-name="P6" draw:layer="layout" svg:width="0.942cm" svg:height="0.92cm" svg:x="7.146cm" svg:y="14.589cm">
          <draw:text-box>
            <text:p text:style-name="P7"><text:span text:style-name="T9">|Z|</text:span></text:p>
          </draw:text-box>
        </draw:frame>
        <draw:frame draw:style-name="gr5" draw:text-style-name="P9" draw:layer="layout" svg:width="0.942cm" svg:height="0.92cm" svg:x="12.532cm" svg:y="14.589cm">
          <draw:text-box>
            <text:p text:style-name="P8"><text:span text:style-name="T10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34:27.620097590</dc:date>
    <dc:creator>elucterio </dc:creator>
    <meta:editing-duration>PT15M35S</meta:editing-duration>
    <meta:editing-cycles>11</meta:editing-cycles>
    <meta:generator>LibreOffice/4.2.8.2$Linux_X86_64 LibreOffice_project/420m0$Build-2</meta:generator>
    <meta:document-statistic meta:object-count="16"/>
  </office:meta>
</office:document-meta>
</file>